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21BE09EC8E8C98FF95F.png" manifest:media-type="image/png"/>
  <manifest:file-entry manifest:full-path="Pictures/10000001000003EF00000263D00BCCD55AB38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10.313cm" draw:z-index="0"><draw:image xlink:href="Pictures/10000001000003EF00000263D00BCCD55AB38306.png" xlink:type="simple" xlink:show="embed" xlink:actuate="onLoad" draw:mime-type="image/png"/></draw:frame><draw:frame draw:style-name="fr1" draw:name="Figura2" text:anchor-type="char" svg:x="0.476cm" svg:y="12.118cm" svg:width="17cm" svg:height="12.905cm" draw:z-index="1"><draw:image xlink:href="Pictures/10000001000002C60000021BE09EC8E8C98FF9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23:37:35.431126282</meta:creation-date>
    <dc:date>2025-11-21T23:39:12.338403463</dc:date>
    <meta:editing-duration>PT1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